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L3"/>
    <style:style style:name="P8" style:family="paragraph" style:parent-style-name="Standard" style:list-style-name="L4"/>
    <style:style style:name="P9" style:family="paragraph" style:parent-style-name="List_20_Paragraph" style:list-style-name="WWNum1"/>
    <style:style style:name="P10" style:family="paragraph" style:parent-style-name="List_20_Paragraph" style:list-style-name="WWNum2"/>
    <style:style style:name="P11" style:family="paragraph" style:parent-style-name="List_20_Paragraph" style:list-style-name="WWNum3"/>
    <style:style style:name="T1" style:family="text">
      <style:text-properties fo:font-weight="bold" style:font-weight-asian="bold" style:font-weight-complex="bold"/>
    </style:style>
    <style:style style:name="T2" style:family="text">
      <style:text-properties fo:color="#000000" fo:font-weight="bold" fo:background-color="#3deb3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38655997" text:style-name="WWNum1">
        <text:list-item>
          <text:p text:style-name="P9">Naheulbeuk</text:p>
        </text:list-item>
        <text:list-item>
          <text:p text:style-name="P9">Deepnight</text:p>
        </text:list-item>
        <text:list-item>
          <text:p text:style-name="P9">Orc must die</text:p>
        </text:list-item>
        <text:list-item>
          <text:p text:style-name="P9">Zoo tycoon</text:p>
        </text:list-item>
        <text:list-item>
          <text:p text:style-name="P9">Dwarf fortress</text:p>
        </text:list-item>
        <text:list-item>
          <text:p text:style-name="P9">Dungeon keeper 2</text:p>
        </text:list-item>
        <text:list-item>
          <text:p text:style-name="P9">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38662465" text:style-name="WWNum2">
        <text:list-item>
          <text:p text:style-name="P10">Orc</text:p>
        </text:list-item>
        <text:list-item>
          <text:p text:style-name="P10">Gobelin</text:p>
        </text:list-item>
        <text:list-item>
          <text:p text:style-name="P10">Mort-vivant</text:p>
        </text:list-item>
        <text:list-item>
          <text:p text:style-name="P10">Troll</text:p>
        </text:list-item>
        <text:list-item>
          <text:p text:style-name="P10">Créatures (araignées, loup, …)</text:p>
        </text:list-item>
      </text:list>
      <text:p text:style-name="Standard"><text:soft-page-break/>Classes d’unités :</text:p>
      <text:list xml:id="list38658090" text:style-name="WWNum3">
        <text:list-item>
          <text:p text:style-name="P11">Guerrier</text:p>
        </text:list-item>
        <text:list-item>
          <text:p text:style-name="P11">Archers</text:p>
        </text:list-item>
        <text:list-item>
          <text:p text:style-name="P11">Magicien attaque</text:p>
        </text:list-item>
        <text:list-item>
          <text:p text:style-name="P11">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38678685"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38653202"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38673404" text:style-name="WWNum4">
        <text:list-item>
          <text:p text:style-name="P5">Afficher une map avec une caméra qui se déplace<text:tab/><text:tab/><text:span text:style-name="T2"> Validé </text:span></text:p>
        </text:list-item>
        <text:list-item>
          <text:p text:style-name="P5">Créer 2 personnages<text:tab/><text:tab/><text:tab/><text:tab/><text:tab/><text:tab/><text:span text:style-name="T2"> Validé </text:span></text:p>
        </text:list-item>
        <text:list-item>
          <text:p text:style-name="P5">Créer les navmesh sur la carte<text:tab/><text:tab/><text:tab/><text:tab/><text:tab/><text:span text:style-name="T2"> Validé </text:span></text:p>
        </text:list-item>
        <text:list-item>
          <text:p text:style-name="P5">Faire fonctionner l'algo des navmesh sur les personnages<text:tab/><text:span text:style-name="T2"> Validé </text:span></text:p>
          <text:p text:style-name="P5"/>
        </text:list-item>
      </text:list>
      <text:p text:style-name="P1">Prototype 2 :</text:p>
      <text:list xml:id="list38659280" text:style-name="WWNum5">
        <text:list-item>
          <text:p text:style-name="P6">Faire spawn des héros et des monstres avec 2 touches différentes (ils devront se déplacer et se combattre)<text:tab/><text:span text:style-name="T2"> Validé </text:span></text:p>
        </text:list-item>
        <text:list-item>
          <text:p text:style-name="P6">Gérer le système de champ de vision des unités (pour commencer, gérer ce système avec un carré autour de l'unité sans tenir compte de l'orientation)<text:tab/><text:span text:style-name="T2"> Validé </text:span></text:p>
          <text:p text:style-name="P6"/>
        </text:list-item>
      </text:list>
      <text:p text:style-name="P1">Prototype 3 :</text:p>
      <text:list xml:id="list43361942" text:continue-numbering="true" text:style-name="WWNum5">
        <text:list-item>
          <text:p text:style-name="P6">Créer une premier GUI pour une 1ère Alpha<text:tab/><text:span text:style-name="T2"> Validé </text:span></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tab/><text:span text:style-name="T2"> Validé </text:span></text:p>
            </text:list-item>
          </text:list>
        </text:list-item>
        <text:list-item>
          <text:p text:style-name="P6">Faire apparaître des unités avec une Touche et dans une zone précise (FriendlyBase). Si cette zone comporte déjà une unité, empêcher la création ou la déplacer. (Finalement, la création multiple sur un même point ne pose <text:s/><text:span text:style-name="T1">PAS </text:span>de problème pour le <text:span text:style-name="T1">moment</text:span>).<text:tab/><text:span text:style-name="T2"> Validé </text:span></text:p>
        </text:list-item>
        <text:list-item>
          <text:p text:style-name="P6">Gagner des golds en tuant des ennemis, et ces ennemis en gagne en tuant des coffres<text:tab/> <text:span text:style-name="T2"><text:s/>Validé </text:span></text:p>
        </text:list-item>
        <text:list-item>
          <text:p text:style-name="P6">Ajouter un bouton pour créer des coffres (dans des zones bien spécifiques), s'il y a déjà un coffre sur cette zone, le coffre n'est pas ajouté. Un coffre coûte plus cher à créer que la valeur qu'un ennemi en aura. Mais poser plusieurs coffres est un risque à considérer en ayant plus de difficultés à les défendre mais plus de revenus constants.<text:tab/><text:span text:style-name="T2"> Validé </text:span></text:p>
        </text:list-item>
      </text:list>
      <text:p text:style-name="P1"/>
      <text:p text:style-name="P1">Prototype 3.1 :</text:p>
      <text:list xml:id="list38670029" text:style-name="L3">
        <text:list-item>
          <text:p text:style-name="P7">Mettre en place un système de pause. (Cela pourrait servir pour les différents menu comme celui permettant de poser les pièges SI on met en pause le jeu durant ce lapse de temps). <text:s/><text:span text:style-name="T2"><text:s/>Validé </text:span></text:p>
        </text:list-item>
        <text:list-item>
          <text:p text:style-name="P7"><text:soft-page-break/>Si la cible est trop loin de nous alors on la perd de vue</text:p>
        </text:list-item>
      </text:list>
      <text:p text:style-name="Standard"/>
      <text:p text:style-name="P1">Prototype 4 :</text:p>
      <text:list xml:id="list43378156" text:continue-list="list43361942"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p text:style-name="P6"/>
        </text:list-item>
      </text:list>
      <text:p text:style-name="P1">Prototype 5 :</text:p>
      <text:list xml:id="list43378186"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43377217" text:continue-numbering="true" text:style-name="WWNum5">
        <text:list-item>
          <text:p text:style-name="P6">Gérer un système d'esquive entre les unités (Avoidance)</text:p>
        </text:list-item>
      </text:list>
      <text:p text:style-name="Standard"/>
      <text:p text:style-name="P1">Correction de bugs :</text:p>
      <text:list xml:id="list43389734" text:continue-numbering="true" text:style-name="WWNum5">
        <text:list-item>
          <text:p text:style-name="P6">Vérifier que l'algo de pathfinding fonctionne avec un nombre conséquent d'unités et envisager une migration vers RAIN indie.</text:p>
        </text:list-item>
      </text:list>
      <text:p text:style-name="Standard"/>
      <text:p text:style-name="P1">Réflexions sur le gameplay V1 :</text:p>
      <text:p text:style-name="Standard">Pourquoi dans les donjons, toutes les troupes ne sont pas envoyés vers les joueurs / héros ?</text:p>
      <text:list xml:id="list38662530" text:style-name="L4">
        <text:list-item>
          <text:p text:style-name="P8">Car on ne sait pas où ils sont ?</text:p>
        </text:list-item>
        <text:list-item>
          <text:p text:style-name="P8">Car les troupes ne veulent pas faire ça (ce n'est pas dans mon contrat)</text:p>
        </text:list-item>
      </text:list>
      <text:p text:style-name="Standard">On peut revenir sur l'idée de départ où l'on ne contrôlait pas les unités dans son donjon, ou du moins très peu. C'est à dire que les unités pourraient d'elle même se mettre en mode « patrouille » ou en <text:soft-page-break/>protection d'un coffre. Il serait alors plus cohérent que les troupes soient dispersées. Et qu'il soit peu évident de les contrôler.</text:p>
      <text:p text:style-name="Standard">On pourrait par exemple, contrôler que des « Champions » et laisser les simples troupes se débrouiller.</text:p>
      <text:p text:style-name="Standard">On pourrait considérer les coffres comme les Tiers dans des STR. Dans un petit donjon, il serait possible d'avoir au maximum (par exemple), 5 coffres. Si les 5 coffres sont actifs (en jeu) alors les technologie du Tier 1 sont disponible. Voilà pourquoi il est important de les défendre. La difficulté se trouverait dans le fait que l'on ne sait pas par où rentrent les héros. Il devrait y avoir au moins 3 entrées. Un groupe d'aventurier peut apparaître à l'un d'entre eux. (Possibilité d'avoir plusieurs groupes en même temps ?). Tous les pièges faisant des dégâts ne donneront pas forcément la Vision, sinon il serait trop simple de voir chacune des entrées. </text:p>
      <text:p text:style-name="Standard">Pour attirer les héros, en plus des coffres, on pourrait se procurer (marché noir?) des objets de quêtes qui attireront des groupes plus ou moins fort de héros.</text:p>
      <text:p text:style-name="Standard">Je pense qu'il va être possible de gérer totalement que 2 ou 3 unités plus le maitre du donjon. Chacun auront des compétences comme on pourrait le voir dans un Dawn Of War II. </text:p>
      <text:p text:style-name="Standard">Pour ce qui est des pièges, on ne les posera pas directement sur la Map en 3D. On cliquera sur un bouton qui ouvrira un menu spécialement pour ça avec une MAP en 2D (Comme Deepnight) pour faciliter la pose des pièges. Ce même système sera appliqué à la création de troupes. On leur assignera une zone qu'ils devront défendre. Certaines unités pourront voir à travers les murs (odeurs). Certains groupes seront immobiles et d'autres feront des patrouilles. On met de côté l'aspect « Gestion » avec la vie de ses troupes. Mais on peut envisager des rébellion si celles-ci ne sont pas payé. Les pièges seront (dans un premier temps), posé uniquement sur le sol, mais il sera possible par la suite d'en poser sur les murs. La correction du problème de pathfinding avec beaucoup d'unité va devenir primordiale.</text:p>
      <text:p text:style-name="Standard"/>
      <text:p text:style-name="Standard"/>
      <text:p text:style-name="Standard"/>
      <text:p text:style-name="Standard"/>
      <text:p text:style-name="Standard"/>
      <text:p text:style-name="Standard"/>
      <text:p text:style-name="P1">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text:soft-page-break/>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4T15:41:00</meta:creation-date>
    <meta:initial-creator>Jordan-Titan</meta:initial-creator>
    <dc:date>2014-01-13T23:22:12.66</dc:date>
    <meta:editing-cycles>60</meta:editing-cycles>
    <meta:editing-duration>P1DT7H23M29S</meta:editing-duration>
    <meta:generator>OpenOffice.org/3.3$Win32 OpenOffice.org_project/330m20$Build-9567</meta:generator>
    <meta:document-statistic meta:table-count="0" meta:image-count="0" meta:object-count="0" meta:page-count="7" meta:paragraph-count="102" meta:word-count="1594" meta:character-count="8873"/>
    <meta:template xlink:type="simple" xlink:actuate="onRequest" xlink:title="Normal.dotm" xlink:href=""/>
  </office:meta>
</office:document-meta>
</file>